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font-name="Latin Modern Roman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in Modern Roman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3cm" svg:stroke-color="#000000" draw:marker-start-width="0.245cm" draw:marker-end-width="0.245cm" draw:fill-color="#000000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3" style:family="graphic">
      <style:graphic-properties svg:stroke-width="0.03cm" svg:stroke-color="#000000" draw:marker-start-width="0.245cm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40cm" svg:y="60cm">
            <draw:object draw:notify-on-update-of-ranges="benchmark_results.L127:benchmark_results.N127 benchmark_results.K128:benchmark_results.K128 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434cm" svg:height="7.556cm" svg:x="36.796cm" svg:y="80.376cm">
            <draw:object draw:notify-on-update-of-ranges="benchmark_results.K175:benchmark_results.K177 benchmark_results.L174:benchmark_results.L174 benchmark_results.L175:benchmark_results.L177 benchmark_results.M174:benchmark_results.M174 benchmark_results.M175:benchmark_results.M177 benchmark_results.N174:benchmark_results.N174 benchmark_results.N175:benchmark_results.N177 benchmark_results.Q174:benchmark_results.Q174 benchmark_results.Q175:benchmark_results.Q1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cm" svg:height="5cm" svg:x="45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cm" svg:height="5cm" svg:x="45cm" svg:y="3cm">
            <draw:object draw:notify-on-update-of-ranges="benchmark_results.R2:benchmark_results.V2 benchmark_results.Q3:benchmark_results.Q3 benchmark_results.R3:benchmark_results.V3 benchmark_results.Q4:benchmark_results.Q4 benchmark_results.R4:benchmark_results.V4 benchmark_results.Q5:benchmark_results.Q5 benchmark_results.R5:benchmark_results.V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5cm" svg:height="5cm" svg:x="40cm" svg:y="3cm">
            <draw:object draw:notify-on-update-of-ranges="benchmark_results.L2:benchmark_results.P2 benchmark_results.K3:benchmark_results.K3 benchmark_results.L3:benchmark_results.P3 benchmark_results.K4:benchmark_results.K4 benchmark_results.L4:benchmark_results.P4 benchmark_results.K5:benchmark_results.K5 benchmark_results.L5:benchmark_results.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5cm" svg:height="5cm" svg:x="40cm" svg:y="100cm">
            <draw:object draw:notify-on-update-of-ranges="benchmark_results.L197:benchmark_results.N197 benchmark_results.K198:benchmark_results.K198 benchmark_results.L198:benchmark_results.N198 benchmark_results.K199:benchmark_results.K199 benchmark_results.L199:benchmark_results.N1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5cm" svg:height="5cm" svg:x="45cm" svg:y="100cm">
            <draw:object draw:notify-on-update-of-ranges="benchmark_results.R197:benchmark_results.T197 benchmark_results.Q198:benchmark_results.Q198 benchmark_results.R198:benchmark_results.T198 benchmark_results.Q199:benchmark_results.Q199 benchmark_results.R199:benchmark_results.T1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5cm" svg:height="5cm" svg:x="50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5cm" svg:height="5cm" svg:x="55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5cm" svg:height="5cm" svg:x="50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0" draw:style-name="gr1" draw:text-style-name="P1" svg:width="9.087cm" svg:height="5.464cm" svg:x="60.749cm" svg:y="3.687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4.5cm" svg:height="5cm" svg:x="50cm" svg:y="3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2" draw:style-name="gr1" draw:text-style-name="P1" svg:width="5cm" svg:height="5cm" svg:x="40cm" svg:y="15cm">
            <draw:object draw:notify-on-update-of-ranges="benchmark_results.L24:benchmark_results.P24 benchmark_results.K25:benchmark_results.K25 benchmark_results.L25:benchmark_results.P25 benchmark_results.K26:benchmark_results.K26 benchmark_results.L26:benchmark_results.P2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3" draw:style-name="gr1" draw:text-style-name="P1" svg:width="5cm" svg:height="5cm" svg:x="45cm" svg:y="15cm">
            <draw:object draw:notify-on-update-of-ranges="benchmark_results.R24:benchmark_results.V24 benchmark_results.Q25:benchmark_results.Q25 benchmark_results.R25:benchmark_results.V25 benchmark_results.Q26:benchmark_results.Q26 benchmark_results.R26:benchmark_results.V26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4" draw:style-name="gr1" draw:text-style-name="P1" svg:width="4.5cm" svg:height="5cm" svg:x="50cm" svg:y="15cm">
            <draw:object draw:notify-on-update-of-ranges="benchmark_results.R24:benchmark_results.U24 benchmark_results.Q25:benchmark_results.Q25 benchmark_results.R25:benchmark_results.U25 benchmark_results.Q26:benchmark_results.Q26 benchmark_results.R26:benchmark_results.U2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5" draw:style-name="gr1" draw:text-style-name="P1" svg:width="5cm" svg:height="5cm" svg:x="40cm" svg:y="25cm">
            <draw:object draw:notify-on-update-of-ranges="benchmark_results.L48:benchmark_results.P48 benchmark_results.K49:benchmark_results.K49 benchmark_results.L49:benchmark_results.P49 benchmark_results.K50:benchmark_results.K50 benchmark_results.L50:benchmark_results.P50 benchmark_results.K51:benchmark_results.K51 benchmark_results.L51:benchmark_results.P5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6" draw:style-name="gr1" draw:text-style-name="P1" svg:width="5cm" svg:height="5cm" svg:x="45cm" svg:y="25cm">
            <draw:object draw:notify-on-update-of-ranges="benchmark_results.R48:benchmark_results.V48 benchmark_results.Q49:benchmark_results.Q49 benchmark_results.R49:benchmark_results.V49 benchmark_results.Q50:benchmark_results.Q50 benchmark_results.R50:benchmark_results.V50 benchmark_results.Q51:benchmark_results.Q51 benchmark_results.R51:benchmark_results.V5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7" draw:style-name="gr1" draw:text-style-name="P1" svg:width="5cm" svg:height="5cm" svg:x="50cm" svg:y="25cm">
            <draw:object draw:notify-on-update-of-ranges="benchmark_results.X48:benchmark_results.AB48 benchmark_results.W49:benchmark_results.W49 benchmark_results.X49:benchmark_results.AB49 benchmark_results.W50:benchmark_results.W50 benchmark_results.X50:benchmark_results.AB50 benchmark_results.W51:benchmark_results.W51 benchmark_results.X51:benchmark_results.AB5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8" draw:style-name="gr1" draw:text-style-name="P1" svg:width="5cm" svg:height="5cm" svg:x="55cm" svg:y="25cm">
            <draw:object draw:notify-on-update-of-ranges="benchmark_results.AD48:benchmark_results.AH48 benchmark_results.AC49:benchmark_results.AC49 benchmark_results.AD49:benchmark_results.AH49 benchmark_results.AC50:benchmark_results.AC50 benchmark_results.AD50:benchmark_results.AH50 benchmark_results.AC51:benchmark_results.AC51 benchmark_results.AD51:benchmark_results.AH5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9" draw:style-name="gr1" draw:text-style-name="P1" svg:width="4.5cm" svg:height="5cm" svg:x="65cm" svg:y="25cm">
            <draw:object draw:notify-on-update-of-ranges="benchmark_results.AD48:benchmark_results.AG48 benchmark_results.AC49:benchmark_results.AC49 benchmark_results.AD49:benchmark_results.AG49 benchmark_results.AC50:benchmark_results.AC50 benchmark_results.AD50:benchmark_results.AG50 benchmark_results.AC51:benchmark_results.AC51 benchmark_results.AD51:benchmark_results.AG5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20" draw:style-name="gr1" draw:text-style-name="P1" svg:width="5cm" svg:height="5cm" svg:x="60cm" svg:y="25cm">
            <draw:object draw:notify-on-update-of-ranges="benchmark_results.AJ48:benchmark_results.AN48 benchmark_results.AI49:benchmark_results.AI49 benchmark_results.AJ49:benchmark_results.AN49 benchmark_results.AI50:benchmark_results.AI50 benchmark_results.AJ50:benchmark_results.AN50 benchmark_results.AI51:benchmark_results.AI51 benchmark_results.AJ51:benchmark_results.AN5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2" calcext:value-type="float">
            <text:p>0,122</text:p>
          </table:table-cell>
          <table:table-cell office:value-type="float" office:value="1.78" calcext:value-type="float">
            <text:p>1,78</text:p>
          </table:table-cell>
          <table:table-cell office:value-type="float" office:value="32.8" calcext:value-type="float">
            <text:p>32,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oldr (++)*</text:p>
          </table:table-cell>
          <table:table-cell office:value-type="float" office:value="0.06" calcext:value-type="float">
            <text:p>0,06</text:p>
          </table:table-cell>
          <table:table-cell office:value-type="float" office:value="0.478" calcext:value-type="float">
            <text:p>0,478</text:p>
          </table:table-cell>
          <table:table-cell office:value-type="float" office:value="3.7" calcext:value-type="float">
            <text:p>3,7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135" calcext:value-type="float">
            <text:p>0,135</text:p>
          </table:table-cell>
          <table:table-cell office:value-type="float" office:value="1.96" calcext:value-type="float">
            <text:p>1,96</text:p>
          </table:table-cell>
          <table:table-cell office:value-type="float" office:value="31.6" calcext:value-type="float">
            <text:p>31,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3" calcext:value-type="float">
            <text:p>0,063</text:p>
          </table:table-cell>
          <table:table-cell office:value-type="float" office:value="0.501" calcext:value-type="float">
            <text:p>0,501</text:p>
          </table:table-cell>
          <table:table-cell office:value-type="float" office:value="3.9" calcext:value-type="float">
            <text:p>3,9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l’ concatDPS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471" calcext:value-type="float">
            <text:p>0,471</text:p>
          </table:table-cell>
          <table:table-cell office:value-type="float" office:value="4.18" calcext:value-type="float">
            <text:p>4,18</text:p>
          </table:table-cell>
          <table:table-cell office:value-type="float" office:value="39.9" calcext:value-type="float">
            <text:p>39,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oldl’ concatDPS</text:p>
          </table:table-cell>
          <table:table-cell office:value-type="float" office:value="0.079" calcext:value-type="float">
            <text:p>0,079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7"/>
          <table:table-cell office:value-type="string" calcext:value-type="string">
            <text:p>Nothing to see he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3"/>
          <table:table-cell table:formula="of:=[.T5]/[.T3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relabelPhases*</text:p>
          </table:table-cell>
          <table:table-cell office:value-type="float" office:value="0.663" calcext:value-type="float">
            <text:p>0,663</text:p>
          </table:table-cell>
          <table:table-cell office:value-type="float" office:value="12.4" calcext:value-type="float">
            <text:p>12,4</text:p>
          </table:table-cell>
          <table:table-cell office:value-type="float" office:value="149" calcext:value-type="float">
            <text:p>149</text:p>
          </table:table-cell>
          <table:table-cell office:value-type="float" office:value="1366" calcext:value-type="float">
            <text:p>1366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relabelPhases*</text:p>
          </table:table-cell>
          <table:table-cell office:value-type="float" office:value="1.9" calcext:value-type="float">
            <text:p>1,9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7900" calcext:value-type="float">
            <text:p>79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DPS</text:p>
          </table:table-cell>
          <table:table-cell office:value-type="float" office:value="0.148" calcext:value-type="float">
            <text:p>0,148</text:p>
          </table:table-cell>
          <table:table-cell office:value-type="float" office:value="1.29" calcext:value-type="float">
            <text:p>1,29</text:p>
          </table:table-cell>
          <table:table-cell office:value-type="float" office:value="19.2" calcext:value-type="float">
            <text:p>19,2</text:p>
          </table:table-cell>
          <table:table-cell office:value-type="float" office:value="285" calcext:value-type="float">
            <text:p>285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relabelDPS</text:p>
          </table:table-cell>
          <table:table-cell office:value-type="float" office:value="0.449" calcext:value-type="float">
            <text:p>0,449</text:p>
          </table:table-cell>
          <table:table-cell office:value-type="float" office:value="3.3" calcext:value-type="float">
            <text:p>3,3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1600" calcext:value-type="float">
            <text:p>16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4" table:number-rows-spanned="1">
            <text:p>GC Time (ms)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Copied by GC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Total Memory (MiB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177" calcext:value-type="float">
            <text:p>0,177</text:p>
          </table:table-cell>
          <table:table-cell office:value-type="float" office:value="1.94" calcext:value-type="float">
            <text:p>1,94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rseNaive*</text:p>
          </table:table-cell>
          <table:table-cell table:number-columns-repeated="3" office:value-type="float" office:value="0.0005" calcext:value-type="float">
            <text:p>0,0005</text:p>
          </table:table-cell>
          <table:table-cell office:value-type="float" office:value="43" calcext:value-type="float">
            <text:p>4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arseNaive*</text:p>
          </table:table-cell>
          <table:table-cell office:value-type="float" office:value="0.052" calcext:value-type="float">
            <text:p>0,052</text:p>
          </table:table-cell>
          <table:table-cell office:value-type="float" office:value="0.414" calcext:value-type="float">
            <text:p>0,414</text:p>
          </table:table-cell>
          <table:table-cell office:value-type="float" office:value="3.2" calcext:value-type="float">
            <text:p>3,2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seNaive*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714" calcext:value-type="float">
            <text:p>0,714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rseNaive*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357" calcext:value-type="float">
            <text:p>0,357</text:p>
          </table:table-cell>
          <table:table-cell office:value-type="float" office:value="3.1" calcext:value-type="float">
            <text:p>3,1</text:p>
          </table:table-cell>
          <table:table-cell office:value-type="float" office:value="74" calcext:value-type="float">
            <text:p>7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arseNaive</text:p>
          </table:table-cell>
          <table:table-cell table:number-columns-repeated="3" office:value-type="float" office:value="0.0005" calcext:value-type="float">
            <text:p>0,0005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seNaive</text:p>
          </table:table-cell>
          <table:table-cell office:value-type="float" office:value="0.116" calcext:value-type="float">
            <text:p>0,116</text:p>
          </table:table-cell>
          <table:table-cell office:value-type="float" office:value="0.731" calcext:value-type="float">
            <text:p>0,731</text:p>
          </table:table-cell>
          <table:table-cell office:value-type="float" office:value="5.2" calcext:value-type="float">
            <text:p>5,2</text:p>
          </table:table-cell>
          <table:table-cell office:value-type="float" office:value="41" calcext:value-type="float">
            <text:p>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arseNaive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374" calcext:value-type="float">
            <text:p>0,374</text:p>
          </table:table-cell>
          <table:table-cell office:value-type="float" office:value="28" calcext:value-type="float">
            <text:p>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arseNai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453" calcext:value-type="float">
            <text:p>0,453</text:p>
          </table:table-cell>
          <table:table-cell office:value-type="float" office:value="3.57" calcext:value-type="float">
            <text:p>3,57</text:p>
          </table:table-cell>
          <table:table-cell office:value-type="float" office:value="38.4" calcext:value-type="float">
            <text:p>38,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rseDPS</text:p>
          </table:table-cell>
          <table:table-cell table:number-columns-repeated="3" office:value-type="float" office:value="0.0005" calcext:value-type="float">
            <text:p>0,00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seDPS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4.3" calcext:value-type="float">
            <text:p>4,3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seDPS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parseDP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table:number-columns-repeated="2"/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table:number-columns-repeated="2"/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map*</text:p>
          </table:table-cell>
          <table:table-cell office:value-type="float" office:value="0.013618138" calcext:value-type="float">
            <text:p>0,013618138</text:p>
          </table:table-cell>
          <table:table-cell office:value-type="float" office:value="0.13062226" calcext:value-type="float">
            <text:p>0,13062226</text:p>
          </table:table-cell>
          <table:table-cell office:value-type="float" office:value="3.531478912" calcext:value-type="float">
            <text:p>3,531478912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office:value-type="float" office:value="0.101574897766113" calcext:value-type="float">
            <text:p>0,101574897766113</text:p>
          </table:table-cell>
          <table:table-cell office:value-type="float" office:value="0.810791969299316" calcext:value-type="float">
            <text:p>0,810791969299316</text:p>
          </table:table-cell>
          <table:table-cell office:value-type="float" office:value="6.4364709854126" calcext:value-type="float">
            <text:p>6,4364709854126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L</text:p>
          </table:table-cell>
          <table:table-cell office:value-type="string" calcext:value-type="string">
            <text:p>mapTR’*</text:p>
          </table:table-cell>
          <table:table-cell office:value-type="float" office:value="0.016762503" calcext:value-type="float">
            <text:p>0,016762503</text:p>
          </table:table-cell>
          <table:table-cell office:value-type="float" office:value="0.146831114" calcext:value-type="float">
            <text:p>0,146831114</text:p>
          </table:table-cell>
          <table:table-cell office:value-type="float" office:value="2.696805337" calcext:value-type="float">
            <text:p>2,69680533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0.0622701644897461" calcext:value-type="float">
            <text:p>0,0622701644897461</text:p>
          </table:table-cell>
          <table:table-cell office:value-type="float" office:value="0.498091697692871" calcext:value-type="float">
            <text:p>0,498091697692871</text:p>
          </table:table-cell>
          <table:table-cell office:value-type="float" office:value="3.98435020446777" calcext:value-type="float">
            <text:p>3,9843502044677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DPS’</text:p>
          </table:table-cell>
          <table:table-cell office:value-type="float" office:value="0.059182896" calcext:value-type="float">
            <text:p>0,059182896</text:p>
          </table:table-cell>
          <table:table-cell office:value-type="float" office:value="0.482368146" calcext:value-type="float">
            <text:p>0,482368146</text:p>
          </table:table-cell>
          <table:table-cell office:value-type="float" office:value="3.801691412" calcext:value-type="float">
            <text:p>3,801691412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0.0782670974731445" calcext:value-type="float">
            <text:p>0,0782670974731445</text:p>
          </table:table-cell>
          <table:table-cell office:value-type="float" office:value="0.468912124633789" calcext:value-type="float">
            <text:p>0,468912124633789</text:p>
          </table:table-cell>
          <table:table-cell office:value-type="float" office:value="3.48815631866455" calcext:value-type="float">
            <text:p>3,48815631866455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PSFold’</text:p>
          </table:table-cell>
          <table:table-cell office:value-type="float" office:value="0.067793635" calcext:value-type="float">
            <text:p>0,067793635</text:p>
          </table:table-cell>
          <table:table-cell office:value-type="float" office:value="0.546786678" calcext:value-type="float">
            <text:p>0,546786678</text:p>
          </table:table-cell>
          <table:table-cell office:value-type="float" office:value="4.316164037" calcext:value-type="float">
            <text:p>4,316164037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0.0939264297485352" calcext:value-type="float">
            <text:p>0,0939264297485352</text:p>
          </table:table-cell>
          <table:table-cell office:value-type="float" office:value="0.583189964294434" calcext:value-type="float">
            <text:p>0,583189964294434</text:p>
          </table:table-cell>
          <table:table-cell office:value-type="float" office:value="4.47567081451416" calcext:value-type="float">
            <text:p>4,47567081451416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  <table:table-cell office:value-type="string" calcext:value-type="string">
            <text:p>Nothing to see he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  <table:table-cell table:formula="of:=[.T130]/[.T129]" office:value-type="float" office:value="0.875464288945579" calcext:value-type="float">
            <text:p>0,8754642889455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5"/>
          <table:table-cell office:value-type="string" calcext:value-type="string">
            <text:p>Time (ms)</text:p>
          </table:table-cell>
          <table:table-cell office:value-type="string" calcext:value-type="string">
            <text:p>GC Time (ms)</text:p>
          </table:table-cell>
          <table:table-cell office:value-type="string" calcext:value-type="string">
            <text:p>Allocated (MiB)</text:p>
          </table:table-cell>
          <table:table-cell table:number-columns-repeated="2"/>
          <table:table-cell office:value-type="string" calcext:value-type="string">
            <text:p>Copied by GC (MiB)</text:p>
          </table:table-cell>
          <table:table-cell office:value-type="string" calcext:value-type="string">
            <text:p>Peak Memor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36.4006316" calcext:value-type="float">
            <text:p>36,4006316</text:p>
          </table:table-cell>
          <table:table-cell table:formula="of:=([.G181]*[.N192])/1000000000" office:value-type="float" office:value="29.1358365974074" calcext:value-type="float">
            <text:p>29,1358365974074</text:p>
          </table:table-cell>
          <table:table-cell office:value-type="float" office:value="16.9113025665283" calcext:value-type="float">
            <text:p>16,9113025665283</text:p>
          </table:table-cell>
          <table:table-cell table:number-columns-repeated="2"/>
          <table:table-cell office:value-type="float" office:value="27.0536365509033" calcext:value-type="float">
            <text:p>27,0536365509033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43.63439535" calcext:value-type="float">
            <text:p>43,63439535</text:p>
          </table:table-cell>
          <table:table-cell table:formula="of:=([.G179]*[.N192])/1000000000" office:value-type="float" office:value="16.8681159248148" calcext:value-type="float">
            <text:p>16,8681159248148</text:p>
          </table:table-cell>
          <table:table-cell office:value-type="float" office:value="28.0461111068726" calcext:value-type="float">
            <text:p>28,0461111068726</text:p>
          </table:table-cell>
          <table:table-cell table:number-columns-repeated="2"/>
          <table:table-cell office:value-type="float" office:value="24.5395755767822" calcext:value-type="float">
            <text:p>24,5395755767822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23.473866225" calcext:value-type="float">
            <text:p>23,473866225</text:p>
          </table:table-cell>
          <table:table-cell table:formula="of:=([.G177]*[.N192])/1000000000" office:value-type="float" office:value="0.766732542037037" calcext:value-type="float">
            <text:p>0,766732542037037</text:p>
          </table:table-cell>
          <table:table-cell office:value-type="float" office:value="25.1307764053345" calcext:value-type="float">
            <text:p>25,1307764053345</text:p>
          </table:table-cell>
          <table:table-cell table:number-columns-repeated="2"/>
          <table:table-cell office:value-type="float" office:value="4.26278495788574" calcext:value-type="float">
            <text:p>4,26278495788574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7"/>
          <table:table-cell table:formula="of:=[.N177]/[.N175]" office:value-type="float" office:value="1.48603434339083" calcext:value-type="float">
            <text:p>1,486034343390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4"/>
          <table:table-cell table:formula="of:=62/69" office:value-type="float" office:value="0.898550724637681" calcext:value-type="float">
            <text:p>0,8985507246376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23473866225" calcext:value-type="float">
            <text:p>234738662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33000000000" calcext:value-type="float">
            <text:p>33000000000</text:p>
          </table:table-cell>
          <table:table-cell table:formula="of:=[.M184]-[.M183]" office:value-type="float" office:value="9526133775" calcext:value-type="float">
            <text:p>9526133775</text:p>
          </table:table-cell>
          <table:table-cell table:number-columns-repeated="9"/>
          <table:table-cell table:formula="of:=[.M175]/[.M177]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3634395350" calcext:value-type="float">
            <text:p>43634395350</text:p>
          </table:table-cell>
          <table:table-cell table:number-columns-repeated="10"/>
          <table:table-cell table:formula="of:=[.Q175]/[.Q177]" office:value-type="float" office:value="6.34646992944288" calcext:value-type="float">
            <text:p>6,346469929442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8000000000" calcext:value-type="float">
            <text:p>48000000000</text:p>
          </table:table-cell>
          <table:table-cell table:formula="of:=[.M186]-[.M185]" office:value-type="float" office:value="4365604650" calcext:value-type="float">
            <text:p>43656046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6400631600" calcext:value-type="float">
            <text:p>364006316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54000000000" calcext:value-type="float">
            <text:p>54000000000</text:p>
          </table:table-cell>
          <table:table-cell table:formula="of:=[.M188]-[.M187]" office:value-type="float" office:value="17599368400" calcext:value-type="float">
            <text:p>17599368400</text:p>
          </table:table-cell>
          <table:table-cell table:number-columns-repeated="9"/>
          <table:table-cell table:formula="of:=[.L177]/[.L175]" office:value-type="float" office:value="0.644875245104264" calcext:value-type="float">
            <text:p>0,6448752451042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4"/>
          <table:table-cell table:formula="of:=[.L177]/[.L176]" office:value-type="float" office:value="0.537967033499869" calcext:value-type="float">
            <text:p>0,5379670334998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table:formula="of:=AVERAGE([.M183];[.M185];[.M187])" office:value-type="float" office:value="34502964391.6667" calcext:value-type="float">
            <text:p>34502964391,6667</text:p>
          </table:table-cell>
          <table:table-cell table:formula="of:=AVERAGE([.N184];[.N186];[.N188])" office:value-type="float" office:value="10497035608.3333" calcext:value-type="float">
            <text:p>10497035608,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7"/>
          <table:table-cell table:formula="of:=[.M191]/([.M191]+[.N191])" office:value-type="float" office:value="0.766732542037037" calcext:value-type="float">
            <text:p>0,7667325420370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Phases*</text:p>
          </table:table-cell>
          <table:table-cell office:value-type="float" office:value="0.680342896" calcext:value-type="float">
            <text:p>0,680342896</text:p>
          </table:table-cell>
          <table:table-cell office:value-type="float" office:value="13.7614069" calcext:value-type="float">
            <text:p>13,7614069</text:p>
          </table:table-cell>
          <table:table-cell office:value-type="float" office:value="169.0473348" calcext:value-type="float">
            <text:p>169,047334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1.94104385375977" calcext:value-type="float">
            <text:p>1,94104385375977</text:p>
          </table:table-cell>
          <table:table-cell office:value-type="float" office:value="15.2700510025024" calcext:value-type="float">
            <text:p>15,2700510025024</text:p>
          </table:table-cell>
          <table:table-cell office:value-type="float" office:value="124.991590499878" calcext:value-type="float">
            <text:p>124,99159049987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relabelDPS</text:p>
          </table:table-cell>
          <table:table-cell office:value-type="float" office:value="0.148331652" calcext:value-type="float">
            <text:p>0,148331652</text:p>
          </table:table-cell>
          <table:table-cell office:value-type="float" office:value="1.294023275" calcext:value-type="float">
            <text:p>1,294023275</text:p>
          </table:table-cell>
          <table:table-cell office:value-type="float" office:value="23.3457538" calcext:value-type="float">
            <text:p>23,3457538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0.438697814941406" calcext:value-type="float">
            <text:p>0,438697814941406</text:p>
          </table:table-cell>
          <table:table-cell office:value-type="float" office:value="3.29497814178467" calcext:value-type="float">
            <text:p>3,29497814178467</text:p>
          </table:table-cell>
          <table:table-cell office:value-type="float" office:value="25.4743309020996" calcext:value-type="float">
            <text:p>25,4743309020996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31"/>
        </table:table-row>
        <table:table-row table:style-name="ro1" table:number-rows-repeated="11">
          <table:table-cell table:number-columns-repeated="40"/>
        </table:table-row>
        <table:table-row table:style-name="ro1">
          <table:table-cell table:number-columns-repeated="11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5cm" svg:height="5cm" svg:x="0cm" svg:y="6.948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cm" svg:height="5cm" svg:x="5cm" svg:y="6.948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cm" svg:height="5cm" svg:x="10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cm" svg:height="5cm" svg:x="15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4cm" svg:height="5cm" svg:x="2.977cm" svg:y="13.951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5cm" svg:height="5cm" svg:x="2.5cm" svg:y="20.899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5cm" svg:height="5cm" svg:x="7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5cm" svg:height="5cm" svg:x="12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5cm" svg:height="5cm" svg:x="7.45cm" svg:y="0.00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5cm" svg:height="5cm" svg:x="2.45cm" svg:y="0.00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5cm" svg:height="5cm" svg:x="12.4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0" table:number-rows-spanned="1">
            <text:p><text:span text:style-name="T2">1. </text:span><text:span text:style-name="T3">Benchmark</text:span> of lists/difference lists concatenation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2.</text:span> Benchmark of breadth-first tree relabeling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4. </text:span><text:span text:style-name="T3">Benchmark of map implementations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_2" table:style-name="ta1">
        <table:shapes>
          <draw:frame draw:z-index="0" draw:style-name="gr1" draw:text-style-name="P1" svg:width="5cm" svg:height="5cm" svg:x="0cm" svg:y="8.75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5cm" svg:height="5cm" svg:x="5cm" svg:y="8.75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5cm" svg:height="5cm" svg:x="10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5cm" svg:height="5cm" svg:x="15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4" draw:style-name="gr1" draw:text-style-name="P1" svg:width="9cm" svg:height="5cm" svg:x="11cm" svg:y="0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5cm" svg:height="5cm" svg:x="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6" draw:style-name="gr1" draw:text-style-name="P1" svg:width="5cm" svg:height="5cm" svg:x="0cm" svg:y="0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7" draw:style-name="gr1" draw:text-style-name="P1" svg:width="5cm" svg:height="2cm" svg:x="2.5cm" svg:y="5.25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8" draw:style-name="gr1" draw:text-style-name="P1" svg:width="5cm" svg:height="2cm" svg:x="13cm" svg:y="5.25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line draw:z-index="9" draw:name="Line 1" draw:style-name="gr2" draw:text-style-name="P2" svg:x1="0cm" svg:y1="8.5cm" svg:x2="20cm" svg:y2="8.5cm">
            <text:p/>
          </draw:line>
          <draw:line draw:z-index="10" draw:name="Vertical line 1" draw:style-name="gr3" draw:text-style-name="P3" svg:x1="10.5cm" svg:y1="0cm" svg:x2="10.5cm" svg:y2="8.5cm">
            <text:p/>
          </draw:lin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1" table:number-rows-spanned="1">
            <text:p><text:span text:style-name="T2">A.</text:span> Lists/difference lists concatenation implementations</text:p>
          </table:table-cell>
          <table:covered-table-cell table:number-columns-repeated="10"/>
          <table:table-cell table:style-name="ce12" office:value-type="string" calcext:value-type="string" table:number-columns-spanned="9" table:number-rows-spanned="1">
            <text:p><text:span text:style-name="T2">B.</text:span><text:span text:style-name="T3"> S-expr</text:span><text:span text:style-name="T2"> </text:span><text:span text:style-name="T3">Parser implementations (356kB input)</text:span></text:p>
          </table:table-cell>
          <table:covered-table-cell table:number-columns-repeated="8"/>
          <table:table-cell table:number-columns-repeated="1004"/>
        </table:table-row>
        <table:table-row table:style-name="ro5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33"/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20" table:number-rows-spanned="1">
            <text:p><text:span text:style-name="T2">C.</text:span> Breadth-first tree traversal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7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6:59:16.828955638</dc:date>
    <meta:editing-duration>PT4H11M47S</meta:editing-duration>
    <meta:editing-cycles>10</meta:editing-cycles>
    <meta:generator>LibreOffice/7.3.7.2$Linux_X86_64 LibreOffice_project/30$Build-2</meta:generator>
    <meta:document-statistic meta:table-count="3" meta:cell-count="1904" meta:object-count="4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R2:benchmark_results.V5 benchmark_results.Q3:benchmark_results.Q5" chart:data-source-has-labels="both" svg:x="0.1cm" svg:y="1.115cm" svg:width="4.801cm" svg:height="3.786cm">
          <chart:coordinate-region svg:x="1.012cm" svg:y="1.315cm" svg:width="3.53cm" svg:height="2.939cm"/>
          <chart:axis chart:dimension="x" chart:name="primary-x" chart:style-name="ch4" chartooo:axis-type="auto">
            <chartooo:date-scale/>
            <chart:categories table:cell-range-address="benchmark_results.R2:benchmark_results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V3" chart:label-cell-address="benchmark_results.Q3:benchmark_results.Q3" chart:class="chart:line">
            <chart:data-point chart:repeated="5"/>
          </chart:series>
          <chart:series chart:style-name="ch8" chart:values-cell-range-address="benchmark_results.R4:benchmark_results.V4" chart:label-cell-address="benchmark_results.Q4:benchmark_results.Q4" chart:class="chart:line">
            <chart:data-point chart:repeated="5"/>
          </chart:series>
          <chart:series chart:style-name="ch9" chart:values-cell-range-address="benchmark_results.R5:benchmark_results.V5" chart:label-cell-address="benchmark_results.Q5:benchmark_results.Q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V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V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V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V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97:benchmark_results.T199 benchmark_results.Q198:benchmark_results.Q199" chart:data-source-has-labels="both" svg:x="0.176cm" svg:y="1.133cm" svg:width="8.466cm" svg:height="4.223cm">
          <chart:coordinate-region svg:x="0.983cm" svg:y="1.133cm" svg:width="7.3cm" svg:height="3.576cm"/>
          <chart:axis chart:dimension="x" chart:name="primary-x" chart:style-name="ch4" chartooo:axis-type="auto">
            <chartooo:date-scale/>
            <chart:categories table:cell-range-address="benchmark_results.R197:benchmark_results.T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98:benchmark_results.T198" chart:label-cell-address="benchmark_results.Q198:benchmark_results.Q198" chart:class="chart:line">
            <chart:data-point chart:repeated="3"/>
          </chart:series>
          <chart:series chart:style-name="ch8" chart:values-cell-range-address="benchmark_results.R199:benchmark_results.T199" chart:label-cell-address="benchmark_results.Q199:benchmark_results.Q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97:benchmark_results.T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198:benchmark_results.Q198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R198:benchmark_results.T198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199:benchmark_results.Q199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R199:benchmark_results.T199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341cm" svg:y="0.245cm" chart:style-name="ch2">
          <text:p>Peak Memory (MiB)</text:p>
        </chart:title>
        <chart:plot-area chart:style-name="ch3" table:cell-range-address="benchmark_results.X197:benchmark_results.Z199 benchmark_results.W198:benchmark_results.W199" chart:data-source-has-labels="both" svg:x="0.176cm" svg:y="1.133cm" svg:width="8.466cm" svg:height="4.223cm">
          <chart:coordinate-region svg:x="0.797cm" svg:y="1.133cm" svg:width="7.486cm" svg:height="3.576cm"/>
          <chart:axis chart:dimension="x" chart:name="primary-x" chart:style-name="ch4" chartooo:axis-type="auto">
            <chartooo:date-scale/>
            <chart:categories table:cell-range-address="benchmark_results.X197:benchmark_results.Z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8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0.721cm" svg:y="1.618cm" svg:width="3.821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04cm" svg:y="0.236cm" chart:style-name="ch2">
          <text:p>main-title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01cm" svg:height="5.001cm" xlink:href=".." xlink:type="simple" chart:class="chart:bar" chart:style-name="ch1">
        <chart:legend chart:legend-position="end" svg:x="10.177cm" svg:y="1.454cm" style:legend-expansion="high" chart:style-name="ch2"/>
        <chart:plot-area chart:style-name="ch3" table:cell-range-address="benchmark_results.K176:benchmark_results.O178 benchmark_results.L175:benchmark_results.O175" chart:data-source-has-labels="both" svg:x="1.291cm" svg:y="0.1cm" svg:width="7.765cm" svg:height="4.801cm">
          <chart:coordinate-region svg:x="1.912cm" svg:y="0.3cm" svg:width="6.522cm" svg:height="3.954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68cm" svg:y="2.643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9.336cm" svg:y="2.835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legend chart:legend-position="end" svg:x="0cm" svg:y="1.786cm" style:legend-expansion="custom" svg:width="8.817cm" svg:height="2.092cm" style:legend-expansion-aspect-ratio="4.21462715105163" chart:style-name="ch2"/>
        <chart:plot-area chart:style-name="ch3" table:cell-range-address="benchmark_results.R127:benchmark_results.T131 benchmark_results.Q128:benchmark_results.Q131" chart:data-source-has-labels="both" svg:x="0cm" svg:y="0cm" svg:width="0cm" svg:height="0cm">
          <chart:coordinate-region svg:x="1.088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28:benchmark_results.N132 benchmark_results.K129:benchmark_results.K132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9:benchmark_results.K129</svg:desc>
                </draw:g>
              </table:table-cell>
              <table:table-cell office:value-type="float" office:value="0.013618138">
                <text:p>0.013618138</text:p>
                <draw:g>
                  <svg:desc>benchmark_results.L129:benchmark_results.N129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0.016762503">
                <text:p>0.016762503</text:p>
                <draw:g>
                  <svg:desc>benchmark_results.L130:benchmark_results.N130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1:benchmark_results.K131</svg:desc>
                </draw:g>
              </table:table-cell>
              <table:table-cell office:value-type="float" office:value="0.059182896">
                <text:p>0.059182896</text:p>
                <draw:g>
                  <svg:desc>benchmark_results.L131:benchmark_results.N131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2:benchmark_results.K132</svg:desc>
                </draw:g>
              </table:table-cell>
              <table:table-cell office:value-type="float" office:value="0.067793635">
                <text:p>0.067793635</text:p>
                <draw:g>
                  <svg:desc>benchmark_results.L132:benchmark_results.N132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28:benchmark_results.R132 benchmark_results.O129:benchmark_results.O132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634cm" style:legend-expansion="custom" svg:width="5.001cm" svg:height="1.914cm" style:legend-expansion-aspect-ratio="2.6128526645768" chart:style-name="ch2"/>
        <chart:plot-area chart:style-name="ch3" table:cell-range-address="benchmark_results.P128:benchmark_results.R132 benchmark_results.O129:benchmark_results.O132" chart:data-source-has-labels="both" svg:x="0cm" svg:y="0cm" svg:width="0cm" svg:height="0cm">
          <chart:coordinate-region svg:x="0.617cm" svg:y="1.036cm" svg:width="0cm" svg:height="3.27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R2:benchmark_results.U5 benchmark_results.Q3:benchmark_results.Q5" chart:data-source-has-labels="both" svg:x="0cm" svg:y="0cm" svg:width="0cm" svg:height="0cm">
          <chart:coordinate-region svg:x="0.541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2:benchmark_results.U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8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9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P5 benchmark_results.K3:benchmark_results.K5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2:benchmark_results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P3" chart:label-cell-address="benchmark_results.K3:benchmark_results.K3" chart:class="chart:line">
            <chart:data-point chart:repeated="5"/>
          </chart:series>
          <chart:series chart:style-name="ch8" chart:values-cell-range-address="benchmark_results.L4:benchmark_results.P4" chart:label-cell-address="benchmark_results.K4:benchmark_results.K4" chart:class="chart:line">
            <chart:data-point chart:repeated="5"/>
          </chart:series>
          <chart:series chart:style-name="ch9" chart:values-cell-range-address="benchmark_results.L5:benchmark_results.P5" chart:label-cell-address="benchmark_results.K5:benchmark_results.K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P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P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P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P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935cm" style:legend-expansion="high" chart:style-name="ch3"/>
        <chart:plot-area chart:style-name="ch4" table:cell-range-address="benchmark_results.R2:benchmark_results.U5 benchmark_results.Q3:benchmark_results.Q5" chart:data-source-has-labels="both" svg:x="0.181cm" svg:y="1.133cm" svg:width="4.016cm" svg:height="4.223cm">
          <chart:coordinate-region svg:x="1.093cm" svg:y="1.333cm" svg:width="2.745cm" svg:height="3.376cm"/>
          <chart:axis chart:dimension="x" chart:name="primary-x" chart:style-name="ch5" chartooo:axis-type="auto">
            <chartooo:date-scale/>
            <chart:categories table:cell-range-address="benchmark_results.R2:benchmark_results.U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9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10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2:benchmark_results.R2</svg:desc>
                </draw:g>
              </table:table-cell>
              <table:table-cell office:value-type="string">
                <text:p>2^10</text:p>
              </table:table-cell>
              <table:table-cell office:value-type="string">
                <text:p>2^13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NaN">
                <text:p>NaN</text:p>
                <draw:g>
                  <svg:desc>benchmark_results.P3:benchmark_results.R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NaN">
                <text:p>NaN</text:p>
                <draw:g>
                  <svg:desc>benchmark_results.P4:benchmark_results.R4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NaN">
                <text:p>NaN</text:p>
                <draw:g>
                  <svg:desc>benchmark_results.P5:benchmark_results.R5</svg:desc>
                </draw:g>
              </table:table-cell>
              <table:table-cell office:value-type="float" office:value="0.079">
                <text:p>0.0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543cm" style:legend-expansion="custom" svg:width="5.001cm" svg:height="1.914cm" style:legend-expansion-aspect-ratio="2.6128526645768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281cm" svg:width="0cm" svg:height="4.027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2:benchmark_results.R2</svg:desc>
                </draw:g>
              </table:table-cell>
              <table:table-cell office:value-type="string">
                <text:p>2^10</text:p>
              </table:table-cell>
              <table:table-cell office:value-type="string">
                <text:p>2^13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NaN">
                <text:p>NaN</text:p>
                <draw:g>
                  <svg:desc>benchmark_results.P3:benchmark_results.R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NaN">
                <text:p>NaN</text:p>
                <draw:g>
                  <svg:desc>benchmark_results.P4:benchmark_results.R4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NaN">
                <text:p>NaN</text:p>
                <draw:g>
                  <svg:desc>benchmark_results.P5:benchmark_results.R5</svg:desc>
                </draw:g>
              </table:table-cell>
              <table:table-cell office:value-type="float" office:value="0.079">
                <text:p>0.0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198:benchmark_results.N200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198:benchmark_results.R200" chart:data-source-has-labels="both" svg:x="0.1cm" svg:y="1.115cm" svg:width="4.801cm" svg:height="3.786cm">
          <chart:coordinate-region svg:x="0.907cm" svg:y="1.115cm" svg:width="3.635cm" svg:height="3.139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S198:benchmark_results.V200" chart:data-source-has-labels="both" svg:x="0.1cm" svg:y="1.618cm" svg:width="4.801cm" svg:height="3.283cm">
          <chart:coordinate-region svg:x="0.721cm" svg:y="1.618cm" svg:width="3.821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2.417cm" svg:y="0.235cm" chart:style-name="ch2">
          <text:p>
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S198:benchmark_results.V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01cm" svg:height="5.001cm" xlink:href=".." xlink:type="simple" chart:class="chart:bar" chart:style-name="ch1">
        <chart:plot-area chart:style-name="ch2" table:cell-range-address="benchmark_results.K175:benchmark_results.O178" chart:data-source-has-labels="both" svg:x="1.191cm" svg:y="0.1cm" svg:width="6.889cm" svg:height="4.801cm">
          <chart:coordinate-region svg:x="1.812cm" svg:y="0.3cm" svg:width="5.646cm" svg:height="3.954cm"/>
          <chart:axis chart:dimension="x" chart:name="primary-x" chart:style-name="ch3" chartooo:axis-type="auto">
            <chartooo:date-scale/>
            <chart:categories table:cell-range-address="benchmark_results.K176:benchmark_results.K178"/>
          </chart:axis>
          <chart:axis chart:dimension="y" chart:name="primary-y" chart:style-name="ch4">
            <chart:title svg:x="0.3cm" svg:y="2.643cm" chart:style-name="ch5">
              <text:p>ms</text:p>
            </chart:title>
            <chart:grid chart:style-name="ch6" chart:class="major"/>
          </chart:axis>
          <chart:axis chart:dimension="y" chart:name="secondary-y" chart:style-name="ch7">
            <chart:title svg:x="8.26cm" svg:y="2.835cm" chart:style-name="ch8">
              <text:p>MiB</text:p>
            </chart:title>
          </chart:axis>
          <chart:series chart:attached-axis="primary-y" chart:style-name="ch9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0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1"/>
          </chart:series>
          <chart:series chart:attached-axis="secondary-y" chart:style-name="ch12" chart:values-cell-range-address="benchmark_results.N176:benchmark_results.N178" chart:label-cell-address="benchmark_results.N175:benchmark_results.N175" chart:class="chart:bar">
            <chart:data-point chart:style-name="ch11"/>
            <chart:data-point chart:repeated="2"/>
          </chart:series>
          <chart:series chart:attached-axis="secondary-y" chart:style-name="ch13" chart:values-cell-range-address="benchmark_results.O176:benchmark_results.O178" chart:label-cell-address="benchmark_results.O175:benchmark_results.O175" chart:class="chart:bar">
            <chart:data-point chart:style-name="ch1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bar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K175:benchmark_results.O178" chart:data-source-has-labels="both" svg:x="0cm" svg:y="0cm" svg:width="0cm" svg:height="0cm">
          <chart:coordinate-region svg:x="0.099cm" svg:y="0.019cm" svg:width="0cm" svg:height="1.661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9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0"/>
          </chart:series>
          <chart:series chart:attached-axis="secondary-y" chart:style-name="ch11" chart:values-cell-range-address="benchmark_results.N176:benchmark_results.N178" chart:label-cell-address="benchmark_results.N175:benchmark_results.N175" chart:class="chart:bar">
            <chart:data-point chart:style-name="ch10"/>
            <chart:data-point chart:repeated="2"/>
          </chart:series>
          <chart:series chart:attached-axis="secondary-y" chart:style-name="ch12" chart:values-cell-range-address="benchmark_results.O176:benchmark_results.O178" chart:label-cell-address="benchmark_results.O175:benchmark_results.O175" chart:class="chart:bar">
            <chart:data-point chart:style-name="ch1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07cm" svg:y="0.245cm" chart:style-name="ch2">
          <text:p>Time (ms)</text:p>
        </chart:title>
        <chart:plot-area chart:style-name="ch3" table:cell-range-address="benchmark_results.L127:benchmark_results.N131 benchmark_results.K128:benchmark_results.K131" chart:data-source-has-labels="both" svg:x="0.176cm" svg:y="1.133cm" svg:width="8.466cm" svg:height="4.223cm">
          <chart:coordinate-region svg:x="1.088cm" svg:y="1.332cm" svg:width="7.195cm" svg:height="3.377cm"/>
          <chart:axis chart:dimension="x" chart:name="primary-x" chart:style-name="ch4" chartooo:axis-type="auto">
            <chartooo:date-scale/>
            <chart:categories table:cell-range-address="benchmark_results.L127:benchmark_results.N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8:benchmark_results.N128" chart:label-cell-address="benchmark_results.K128:benchmark_results.K128" chart:class="chart:line">
            <chart:data-point chart:repeated="3"/>
          </chart:series>
          <chart:series chart:style-name="ch8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9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10" chart:values-cell-range-address="benchmark_results.L131:benchmark_results.N131" chart:label-cell-address="benchmark_results.K131:benchmark_results.K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7:benchmark_results.N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8:benchmark_results.K128</svg:desc>
                </draw:g>
              </table:table-cell>
              <table:table-cell office:value-type="float" office:value="0.013618138">
                <text:p>0.013618138</text:p>
                <draw:g>
                  <svg:desc>benchmark_results.L128:benchmark_results.N128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29:benchmark_results.K129</svg:desc>
                </draw:g>
              </table:table-cell>
              <table:table-cell office:value-type="float" office:value="0.016762503">
                <text:p>0.016762503</text:p>
                <draw:g>
                  <svg:desc>benchmark_results.L129:benchmark_results.N129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0:benchmark_results.K130</svg:desc>
                </draw:g>
              </table:table-cell>
              <table:table-cell office:value-type="float" office:value="0.059182896">
                <text:p>0.059182896</text:p>
                <draw:g>
                  <svg:desc>benchmark_results.L130:benchmark_results.N130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1:benchmark_results.K131</svg:desc>
                </draw:g>
              </table:table-cell>
              <table:table-cell office:value-type="float" office:value="0.067793635">
                <text:p>0.067793635</text:p>
                <draw:g>
                  <svg:desc>benchmark_results.L131:benchmark_results.N131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4:benchmark_results.P26 benchmark_results.K25:benchmark_results.K26" chart:data-source-has-labels="both" svg:x="0.1cm" svg:y="1.115cm" svg:width="4.801cm" svg:height="3.786cm">
          <chart:coordinate-region svg:x="1.462cm" svg:y="1.314cm" svg:width="3.08cm" svg:height="2.94cm"/>
          <chart:axis chart:dimension="x" chart:name="primary-x" chart:style-name="ch4" chartooo:axis-type="auto">
            <chartooo:date-scale/>
            <chart:categories table:cell-range-address="benchmark_results.L24:benchmark_results.P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25:benchmark_results.P25" chart:label-cell-address="benchmark_results.K25:benchmark_results.K25" chart:class="chart:line">
            <chart:data-point chart:repeated="5"/>
          </chart:series>
          <chart:series chart:style-name="ch8" chart:values-cell-range-address="benchmark_results.L26:benchmark_results.P26" chart:label-cell-address="benchmark_results.K26:benchmark_results.K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4:benchmark_results.P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25:benchmark_results.K25</svg:desc>
                </draw:g>
              </table:table-cell>
              <table:table-cell office:value-type="float" office:value="0.663">
                <text:p>0.663</text:p>
                <draw:g>
                  <svg:desc>benchmark_results.L25:benchmark_results.P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6:benchmark_results.K26</svg:desc>
                </draw:g>
              </table:table-cell>
              <table:table-cell office:value-type="float" office:value="0.148">
                <text:p>0.148</text:p>
                <draw:g>
                  <svg:desc>benchmark_results.L26:benchmark_results.P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R24:benchmark_results.V26 benchmark_results.Q25:benchmark_results.Q26" chart:data-source-has-labels="both" svg:x="0.1cm" svg:y="1.115cm" svg:width="4.801cm" svg:height="3.786cm">
          <chart:coordinate-region svg:x="1.277cm" svg:y="1.314cm" svg:width="3.265cm" svg:height="2.94cm"/>
          <chart:axis chart:dimension="x" chart:name="primary-x" chart:style-name="ch4" chartooo:axis-type="auto">
            <chartooo:date-scale/>
            <chart:categories table:cell-range-address="benchmark_results.R24:benchmark_results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V25" chart:label-cell-address="benchmark_results.Q25:benchmark_results.Q25" chart:class="chart:line">
            <chart:data-point chart:repeated="5"/>
          </chart:series>
          <chart:series chart:style-name="ch8" chart:values-cell-range-address="benchmark_results.R26:benchmark_results.V26" chart:label-cell-address="benchmark_results.Q26:benchmark_results.Q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V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V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V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2:benchmark_results.R2</svg:desc>
                </draw:g>
              </table:table-cell>
              <table:table-cell office:value-type="string">
                <text:p>2^10</text:p>
              </table:table-cell>
              <table:table-cell office:value-type="string">
                <text:p>2^13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NaN">
                <text:p>NaN</text:p>
                <draw:g>
                  <svg:desc>benchmark_results.P3:benchmark_results.R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NaN">
                <text:p>NaN</text:p>
                <draw:g>
                  <svg:desc>benchmark_results.P4:benchmark_results.R4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NaN">
                <text:p>NaN</text:p>
                <draw:g>
                  <svg:desc>benchmark_results.P5:benchmark_results.R5</svg:desc>
                </draw:g>
              </table:table-cell>
              <table:table-cell office:value-type="float" office:value="0.079">
                <text:p>0.0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line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112cm" svg:width="0cm" svg:height="1.611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2:benchmark_results.R2</svg:desc>
                </draw:g>
              </table:table-cell>
              <table:table-cell office:value-type="string">
                <text:p>2^10</text:p>
              </table:table-cell>
              <table:table-cell office:value-type="string">
                <text:p>2^13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NaN">
                <text:p>NaN</text:p>
                <draw:g>
                  <svg:desc>benchmark_results.P3:benchmark_results.R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NaN">
                <text:p>NaN</text:p>
                <draw:g>
                  <svg:desc>benchmark_results.P4:benchmark_results.R4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NaN">
                <text:p>NaN</text:p>
                <draw:g>
                  <svg:desc>benchmark_results.P5:benchmark_results.R5</svg:desc>
                </draw:g>
              </table:table-cell>
              <table:table-cell office:value-type="float" office:value="0.079">
                <text:p>0.0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R24:benchmark_results.U26 benchmark_results.Q25:benchmark_results.Q26" chart:data-source-has-labels="both" svg:x="0cm" svg:y="0cm" svg:width="0cm" svg:height="0cm">
          <chart:coordinate-region svg:x="0.581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R24:benchmark_results.U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U25" chart:label-cell-address="benchmark_results.Q25:benchmark_results.Q25" chart:class="chart:line">
            <chart:data-point chart:repeated="4"/>
          </chart:series>
          <chart:series chart:style-name="ch8" chart:values-cell-range-address="benchmark_results.R26:benchmark_results.U26" chart:label-cell-address="benchmark_results.Q26:benchmark_results.Q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U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U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U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48:benchmark_results.P51 benchmark_results.K49:benchmark_results.K51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48:benchmark_results.P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49:benchmark_results.P49" chart:label-cell-address="benchmark_results.K49:benchmark_results.K49" chart:class="chart:line">
            <chart:data-point chart:repeated="5"/>
          </chart:series>
          <chart:series chart:style-name="ch8" chart:values-cell-range-address="benchmark_results.L50:benchmark_results.P50" chart:label-cell-address="benchmark_results.K50:benchmark_results.K50" chart:class="chart:line">
            <chart:data-point chart:repeated="5"/>
          </chart:series>
          <chart:series chart:style-name="ch9" chart:values-cell-range-address="benchmark_results.L51:benchmark_results.P51" chart:label-cell-address="benchmark_results.K51:benchmark_results.K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48:benchmark_results.P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49:benchmark_results.K49</svg:desc>
                </draw:g>
              </table:table-cell>
              <table:table-cell office:value-type="float" office:value="0.0208">
                <text:p>0.0208</text:p>
                <draw:g>
                  <svg:desc>benchmark_results.L49:benchmark_results.P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K50:benchmark_results.K50</svg:desc>
                </draw:g>
              </table:table-cell>
              <table:table-cell office:value-type="float" office:value="0.0439">
                <text:p>0.0439</text:p>
                <draw:g>
                  <svg:desc>benchmark_results.L50:benchmark_results.P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K51:benchmark_results.K51</svg:desc>
                </draw:g>
              </table:table-cell>
              <table:table-cell office:value-type="float" office:value="0.0571">
                <text:p>0.0571</text:p>
                <draw:g>
                  <svg:desc>benchmark_results.L51:benchmark_results.P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01cm" svg:y="0.236cm" chart:style-name="ch2">
          <text:p>GC Time (ms)</text:p>
        </chart:title>
        <chart:plot-area chart:style-name="ch3" table:cell-range-address="benchmark_results.R48:benchmark_results.V51 benchmark_results.Q49:benchmark_results.Q51" chart:data-source-has-labels="both" svg:x="0.1cm" svg:y="1.115cm" svg:width="4.801cm" svg:height="3.786cm">
          <chart:coordinate-region svg:x="1.383cm" svg:y="1.314cm" svg:width="3.159cm" svg:height="2.94cm"/>
          <chart:axis chart:dimension="x" chart:name="primary-x" chart:style-name="ch4" chartooo:axis-type="auto">
            <chartooo:date-scale/>
            <chart:categories table:cell-range-address="benchmark_results.R48:benchmark_results.V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V49" chart:label-cell-address="benchmark_results.Q49:benchmark_results.Q49" chart:class="chart:line">
            <chart:data-point chart:repeated="5"/>
          </chart:series>
          <chart:series chart:style-name="ch8" chart:values-cell-range-address="benchmark_results.R50:benchmark_results.V50" chart:label-cell-address="benchmark_results.Q50:benchmark_results.Q50" chart:class="chart:line">
            <chart:data-point chart:repeated="5"/>
          </chart:series>
          <chart:series chart:style-name="ch9" chart:values-cell-range-address="benchmark_results.R51:benchmark_results.V51" chart:label-cell-address="benchmark_results.Q51:benchmark_results.Q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48:benchmark_results.V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Q49:benchmark_results.Q49</svg:desc>
                </draw:g>
              </table:table-cell>
              <table:table-cell office:value-type="float" office:value="0.0005">
                <text:p>0.0005</text:p>
                <draw:g>
                  <svg:desc>benchmark_results.R49:benchmark_results.V49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Q50:benchmark_results.Q50</svg:desc>
                </draw:g>
              </table:table-cell>
              <table:table-cell office:value-type="float" office:value="0.0005">
                <text:p>0.0005</text:p>
                <draw:g>
                  <svg:desc>benchmark_results.R50:benchmark_results.V50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Q51:benchmark_results.Q51</svg:desc>
                </draw:g>
              </table:table-cell>
              <table:table-cell office:value-type="float" office:value="0.0005">
                <text:p>0.0005</text:p>
                <draw:g>
                  <svg:desc>benchmark_results.R51:benchmark_results.V51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X48:benchmark_results.AB51 benchmark_results.W49:benchmark_results.W51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X48:benchmark_results.A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49:benchmark_results.AB49" chart:label-cell-address="benchmark_results.W49:benchmark_results.W49" chart:class="chart:line">
            <chart:data-point chart:repeated="5"/>
          </chart:series>
          <chart:series chart:style-name="ch8" chart:values-cell-range-address="benchmark_results.X50:benchmark_results.AB50" chart:label-cell-address="benchmark_results.W50:benchmark_results.W50" chart:class="chart:line">
            <chart:data-point chart:repeated="5"/>
          </chart:series>
          <chart:series chart:style-name="ch9" chart:values-cell-range-address="benchmark_results.X51:benchmark_results.AB51" chart:label-cell-address="benchmark_results.W51:benchmark_results.W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48:benchmark_results.AB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W49:benchmark_results.W49</svg:desc>
                </draw:g>
              </table:table-cell>
              <table:table-cell office:value-type="float" office:value="0.052">
                <text:p>0.052</text:p>
                <draw:g>
                  <svg:desc>benchmark_results.X49:benchmark_results.AB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W50:benchmark_results.W50</svg:desc>
                </draw:g>
              </table:table-cell>
              <table:table-cell office:value-type="float" office:value="0.116">
                <text:p>0.116</text:p>
                <draw:g>
                  <svg:desc>benchmark_results.X50:benchmark_results.AB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W51:benchmark_results.W51</svg:desc>
                </draw:g>
              </table:table-cell>
              <table:table-cell office:value-type="float" office:value="0.1">
                <text:p>0.1</text:p>
                <draw:g>
                  <svg:desc>benchmark_results.X51:benchmark_results.AB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678cm" svg:y="0.237cm" chart:style-name="ch2">
          <text:p>GC Copied (MiB)</text:p>
        </chart:title>
        <chart:plot-area chart:style-name="ch3" table:cell-range-address="benchmark_results.AD48:benchmark_results.AH51 benchmark_results.AC49:benchmark_results.AC51" chart:data-source-has-labels="both" svg:x="0.1cm" svg:y="1.115cm" svg:width="4.801cm" svg:height="3.786cm">
          <chart:coordinate-region svg:x="1.753cm" svg:y="1.314cm" svg:width="3.006cm" svg:height="2.552cm"/>
          <chart:axis chart:dimension="x" chart:name="primary-x" chart:style-name="ch4" chartooo:axis-type="auto">
            <chartooo:date-scale/>
            <chart:categories table:cell-range-address="benchmark_results.AD48:benchmark_results.A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D49:benchmark_results.AH49" chart:label-cell-address="benchmark_results.AC49:benchmark_results.AC49" chart:class="chart:line">
            <chart:data-point chart:repeated="5"/>
          </chart:series>
          <chart:series chart:style-name="ch8" chart:values-cell-range-address="benchmark_results.AD50:benchmark_results.AH50" chart:label-cell-address="benchmark_results.AC50:benchmark_results.AC50" chart:class="chart:line">
            <chart:data-point chart:repeated="5"/>
          </chart:series>
          <chart:series chart:style-name="ch9" chart:values-cell-range-address="benchmark_results.AD51:benchmark_results.AH51" chart:label-cell-address="benchmark_results.AC51:benchmark_results.AC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D48:benchmark_results.AH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C49:benchmark_results.AC49</svg:desc>
                </draw:g>
              </table:table-cell>
              <table:table-cell office:value-type="float" office:value="0.000229">
                <text:p>0.000229</text:p>
                <draw:g>
                  <svg:desc>benchmark_results.AD49:benchmark_results.AH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C50:benchmark_results.AC50</svg:desc>
                </draw:g>
              </table:table-cell>
              <table:table-cell office:value-type="float" office:value="0.000233">
                <text:p>0.000233</text:p>
                <draw:g>
                  <svg:desc>benchmark_results.AD50:benchmark_results.AH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AC51:benchmark_results.AC51</svg:desc>
                </draw:g>
              </table:table-cell>
              <table:table-cell office:value-type="float" office:value="0.000009">
                <text:p>0.000009</text:p>
                <draw:g>
                  <svg:desc>benchmark_results.AD51:benchmark_results.AH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27:benchmark_results.T131 benchmark_results.Q128:benchmark_results.Q131" chart:data-source-has-labels="both" svg:x="0.176cm" svg:y="1.133cm" svg:width="8.466cm" svg:height="4.223cm">
          <chart:coordinate-region svg:x="1.088cm" svg:y="1.133cm" svg:width="7.195cm" svg:height="3.576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AD48:benchmark_results.AG51 benchmark_results.AC49:benchmark_results.AC51" chart:data-source-has-labels="both" svg:x="0cm" svg:y="0cm" svg:width="0cm" svg:height="0cm">
          <chart:coordinate-region svg:x="0.908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AD48:benchmark_results.A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D49:benchmark_results.AG49" chart:label-cell-address="benchmark_results.AC49:benchmark_results.AC49" chart:class="chart:line">
            <chart:data-point chart:repeated="4"/>
          </chart:series>
          <chart:series chart:style-name="ch8" chart:values-cell-range-address="benchmark_results.AD50:benchmark_results.AG50" chart:label-cell-address="benchmark_results.AC50:benchmark_results.AC50" chart:class="chart:line">
            <chart:data-point chart:repeated="4"/>
          </chart:series>
          <chart:series chart:style-name="ch9" chart:values-cell-range-address="benchmark_results.AD51:benchmark_results.AG51" chart:label-cell-address="benchmark_results.AC51:benchmark_results.AC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D48:benchmark_results.AG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C49:benchmark_results.AC49</svg:desc>
                </draw:g>
              </table:table-cell>
              <table:table-cell office:value-type="float" office:value="0.000229">
                <text:p>0.000229</text:p>
                <draw:g>
                  <svg:desc>benchmark_results.AD49:benchmark_results.AG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C50:benchmark_results.AC50</svg:desc>
                </draw:g>
              </table:table-cell>
              <table:table-cell office:value-type="float" office:value="0.000233">
                <text:p>0.000233</text:p>
                <draw:g>
                  <svg:desc>benchmark_results.AD50:benchmark_results.AG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DPS</text:p>
                <draw:g>
                  <svg:desc>benchmark_results.AC51:benchmark_results.AC51</svg:desc>
                </draw:g>
              </table:table-cell>
              <table:table-cell office:value-type="float" office:value="0.000009">
                <text:p>0.000009</text:p>
                <draw:g>
                  <svg:desc>benchmark_results.AD51:benchmark_results.AG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5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684cm" svg:y="0.236cm" chart:style-name="ch2">
          <text:p>Peak Mem. (MiB)</text:p>
        </chart:title>
        <chart:plot-area chart:style-name="ch3" table:cell-range-address="benchmark_results.AI48:benchmark_results.AN51" chart:data-source-has-labels="both" svg:x="0.1cm" svg:y="1.115cm" svg:width="4.801cm" svg:height="3.786cm">
          <chart:coordinate-region svg:x="0.907cm" svg:y="1.315cm" svg:width="3.635cm" svg:height="2.939cm"/>
          <chart:axis chart:dimension="x" chart:name="primary-x" chart:style-name="ch4" chartooo:axis-type="auto">
            <chartooo:date-scale/>
            <chart:categories table:cell-range-address="benchmark_results.AJ48:benchmark_results.AN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J49:benchmark_results.AN49" chart:label-cell-address="benchmark_results.AI49:benchmark_results.AI49" chart:class="chart:line">
            <chart:data-point chart:repeated="5"/>
          </chart:series>
          <chart:series chart:style-name="ch8" chart:values-cell-range-address="benchmark_results.AJ50:benchmark_results.AN50" chart:label-cell-address="benchmark_results.AI50:benchmark_results.AI50" chart:class="chart:line">
            <chart:data-point chart:repeated="5"/>
          </chart:series>
          <chart:series chart:style-name="ch9" chart:values-cell-range-address="benchmark_results.AJ51:benchmark_results.AN51" chart:label-cell-address="benchmark_results.AI51:benchmark_results.AI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J48:benchmark_results.AN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I49:benchmark_results.AI49</svg:desc>
                </draw:g>
              </table:table-cell>
              <table:table-cell office:value-type="float" office:value="6">
                <text:p>6</text:p>
                <draw:g>
                  <svg:desc>benchmark_results.AJ49:benchmark_results.AN4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I50:benchmark_results.AI50</svg:desc>
                </draw:g>
              </table:table-cell>
              <table:table-cell office:value-type="float" office:value="6">
                <text:p>6</text:p>
                <draw:g>
                  <svg:desc>benchmark_results.AJ50:benchmark_results.AN5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AI51:benchmark_results.AI51</svg:desc>
                </draw:g>
              </table:table-cell>
              <table:table-cell office:value-type="float" office:value="6">
                <text:p>6</text:p>
                <draw:g>
                  <svg:desc>benchmark_results.AJ51:benchmark_results.AN5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611cm" svg:y="2.732cm" style:legend-expansion="high" chart:style-name="ch2"/>
        <chart:plot-area chart:style-name="ch3" table:cell-range-address="benchmark_results.K175:benchmark_results.N177 benchmark_results.L174:benchmark_results.N174 benchmark_results.Q174:benchmark_results.Q177" chart:data-source-has-labels="both" svg:x="1.279cm" svg:y="0.151cm" svg:width="7.235cm" svg:height="7.255cm">
          <chart:coordinate-region svg:x="1.9cm" svg:y="0.35cm" svg:width="5.992cm" svg:height="6.409cm"/>
          <chart:axis chart:dimension="x" chart:name="primary-x" chart:style-name="ch4" chartooo:axis-type="auto">
            <chartooo:date-scale/>
            <chart:categories table:cell-range-address="benchmark_results.K175:benchmark_results.K177"/>
          </chart:axis>
          <chart:axis chart:dimension="y" chart:name="primary-y" chart:style-name="ch5">
            <chart:title svg:x="0.45cm" svg:y="3.995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8.782cm" svg:y="4.113cm" chart:style-name="ch9">
              <text:p>MiB</text:p>
            </chart:title>
          </chart:axis>
          <chart:series chart:attached-axis="primary-y" chart:style-name="ch10" chart:values-cell-range-address="benchmark_results.L175:benchmark_results.L177" chart:label-cell-address="benchmark_results.L174:benchmark_results.L174" chart:class="chart:bar">
            <chart:data-point chart:repeated="3"/>
          </chart:series>
          <chart:series chart:attached-axis="primary-y" chart:style-name="ch11" chart:values-cell-range-address="benchmark_results.M175:benchmark_results.M177" chart:label-cell-address="benchmark_results.M174:benchmark_results.M174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5:benchmark_results.N177" chart:label-cell-address="benchmark_results.N174:benchmark_results.N174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Q175:benchmark_results.Q177" chart:label-cell-address="benchmark_results.Q174:benchmark_results.Q174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4:benchmark_results.L174</svg:desc>
                </draw:g>
              </table:table-cell>
              <table:table-cell office:value-type="string">
                <text:p>GC Time (ms)</text:p>
                <draw:g>
                  <svg:desc>benchmark_results.M174:benchmark_results.M174</svg:desc>
                </draw:g>
              </table:table-cell>
              <table:table-cell office:value-type="string">
                <text:p>Allocated (MiB)</text:p>
                <draw:g>
                  <svg:desc>benchmark_results.N174:benchmark_results.N174</svg:desc>
                </draw:g>
              </table:table-cell>
              <table:table-cell office:value-type="string">
                <text:p>Copied by GC (MiB)</text:p>
                <draw:g>
                  <svg:desc>benchmark_results.Q174:benchmark_results.Q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5:benchmark_results.K177</svg:desc>
                </draw:g>
              </table:table-cell>
              <table:table-cell office:value-type="float" office:value="36.4006316">
                <text:p>36.4006316</text:p>
                <draw:g>
                  <svg:desc>benchmark_results.L175:benchmark_results.L177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5:benchmark_results.M177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5:benchmark_results.N177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Q175:benchmark_results.Q177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5.001cm" xlink:href=".." xlink:type="simple" chart:class="chart:line" chart:style-name="ch1">
        <chart:title svg:x="4.027cm" svg:y="0.236cm" chart:style-name="ch2">
          <text:p>main-title</text:p>
        </chart:title>
        <chart:legend chart:legend-position="end" svg:x="0cm" svg:y="2.132cm" style:legend-expansion="custom" svg:width="10.045cm" svg:height="1.003cm" style:legend-expansion-aspect-ratio="10.0149551345962" chart:style-name="ch3"/>
        <chart:plot-area chart:style-name="ch4" table:cell-range-address="benchmark_results.X197:benchmark_results.Z199 benchmark_results.W198:benchmark_results.W199" chart:data-source-has-labels="both" svg:x="0cm" svg:y="0cm" svg:width="0cm" svg:height="0cm">
          <chart:coordinate-region svg:x="0.908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X197:benchmark_results.Z1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9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907cm" svg:y="1.115cm" svg:width="3.635cm" svg:height="3.139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line" chart:style-name="ch1">
        <chart:title svg:x="3.398cm" svg:y="0.256cm" chart:style-name="ch2">
          <text:p>Time (ms)</text:p>
        </chart:title>
        <chart:plot-area chart:style-name="ch3" table:cell-range-address="benchmark_results.K197:benchmark_results.N199" chart:data-source-has-labels="both" svg:x="0.18cm" svg:y="1.155cm" svg:width="8.641cm" svg:height="4.726cm">
          <chart:coordinate-region svg:x="1.172cm" svg:y="1.355cm" svg:width="7.29cm" svg:height="3.879cm"/>
          <chart:axis chart:dimension="x" chart:name="primary-x" chart:style-name="ch4" chartooo:axis-type="auto">
            <chartooo:date-scale/>
            <chart:categories table:cell-range-address="benchmark_results.L197:benchmark_results.N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8:benchmark_results.N198" chart:label-cell-address="benchmark_results.K198:benchmark_results.K198" chart:class="chart:line">
            <chart:data-point chart:repeated="3"/>
          </chart:series>
          <chart:series chart:style-name="ch8" chart:values-cell-range-address="benchmark_results.L199:benchmark_results.N199" chart:label-cell-address="benchmark_results.K199:benchmark_results.K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7:benchmark_results.N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8:benchmark_results.K198</svg:desc>
                </draw:g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